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3.554cm"/>
    </style:style>
    <style:style style:name="co6" style:family="table-column">
      <style:table-column-properties fo:break-before="auto" style:column-width="8.513cm"/>
    </style:style>
    <style:style style:name="co7" style:family="table-column">
      <style:table-column-properties fo:break-before="auto" style:column-width="13.019cm"/>
    </style:style>
    <style:style style:name="co8" style:family="table-column">
      <style:table-column-properties fo:break-before="auto" style:column-width="21.168cm"/>
    </style:style>
    <style:style style:name="co9" style:family="table-column">
      <style:table-column-properties fo:break-before="auto" style:column-width="2.409cm"/>
    </style:style>
    <style:style style:name="co10" style:family="table-column">
      <style:table-column-properties fo:break-before="auto" style:column-width="2.379cm"/>
    </style:style>
    <style:style style:name="co11" style:family="table-column">
      <style:table-column-properties fo:break-before="auto" style:column-width="2.351cm"/>
    </style:style>
    <style:style style:name="co12" style:family="table-column">
      <style:table-column-properties fo:break-before="auto" style:column-width="2.686cm"/>
    </style:style>
    <style:style style:name="co13" style:family="table-column">
      <style:table-column-properties fo:break-before="auto" style:column-width="2.214cm"/>
    </style:style>
    <style:style style:name="co14" style:family="table-column">
      <style:table-column-properties fo:break-before="auto" style:column-width="2.828cm"/>
    </style:style>
    <style:style style:name="co15" style:family="table-column">
      <style:table-column-properties fo:break-before="auto" style:column-width="3.752cm"/>
    </style:style>
    <style:style style:name="co16" style:family="table-column">
      <style:table-column-properties fo:break-before="auto" style:column-width="3.276cm"/>
    </style:style>
    <style:style style:name="co17" style:family="table-column">
      <style:table-column-properties fo:break-before="auto" style:column-width="2.66cm"/>
    </style:style>
    <style:style style:name="co18" style:family="table-column">
      <style:table-column-properties fo:break-before="auto" style:column-width="5.235cm"/>
    </style:style>
    <style:style style:name="co19" style:family="table-column">
      <style:table-column-properties fo:break-before="auto" style:column-width="2.258cm"/>
    </style:style>
    <style:style style:name="co20" style:family="table-column">
      <style:table-column-properties fo:break-before="auto" style:column-width="1.679cm"/>
    </style:style>
    <style:style style:name="co21" style:family="table-column">
      <style:table-column-properties fo:break-before="auto" style:column-width="1.707cm"/>
    </style:style>
    <style:style style:name="ro1" style:family="table-row">
      <style:table-row-properties style:row-height="2.106cm" fo:break-before="auto" style:use-optimal-row-height="true"/>
    </style:style>
    <style:style style:name="ro2" style:family="table-row">
      <style:table-row-properties style:row-height="2.79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529cm" fo:break-before="auto" style:use-optimal-row-height="false"/>
    </style:style>
    <style:style style:name="ro7" style:family="table-row">
      <style:table-row-properties style:row-height="0.503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2.49pt solid #000000" fo:background-color="#ffc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order-bottom="none" fo:background-color="#ffc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ffc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c0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e5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c00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2.49pt solid #000000" fo:background-color="#ead1d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2.49pt solid #000000" fo:background-color="#d0e0e3"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d0e0e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d0e0e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2.49pt solid #000000" fo:background-color="#ead1dc"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Default">
      <style:table-cell-properties fo:border-bottom="none"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2.49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f0000"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2.49pt solid #000000" fo:background-color="#ff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1.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9"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number-columns-repeated="2" table:default-cell-style-name="Default"/>
        <table:table-column table:style-name="co9" table:default-cell-style-name="Default"/>
        <table:table-column table:style-name="co16" table:default-cell-style-name="Default"/>
        <table:table-column table:style-name="co17" table:default-cell-style-name="Default"/>
        <table:table-column table:style-name="co9" table:default-cell-style-name="Default"/>
        <table:table-column table:style-name="co18" table:number-columns-repeated="3" table:default-cell-style-name="Default"/>
        <table:table-column table:style-name="co14" table:number-columns-repeated="996" table:default-cell-style-name="Default"/>
        <table:table-row table:style-name="ro1">
          <table:table-cell table:style-name="ce1"/>
          <table:table-cell table:style-name="ce4" table:number-columns-repeated="2"/>
          <table:table-cell table:style-name="ce4" office:value-type="string" calcext:value-type="string">
            <text:p>Input Layer</text:p>
          </table:table-cell>
          <table:table-cell table:style-name="ce4" table:number-columns-repeated="4"/>
          <table:table-cell table:style-name="ce38" office:value-type="string" calcext:value-type="string" table:number-columns-spanned="2" table:number-rows-spanned="1">
            <text:p>Aggregate</text:p>
          </table:table-cell>
          <table:covered-table-cell table:style-name="ce44"/>
          <table:table-cell table:style-name="ce102" office:value-type="string" calcext:value-type="string" table:number-columns-spanned="3" table:number-rows-spanned="1">
            <text:p>Index Score Layer </text:p>
          </table:table-cell>
          <table:covered-table-cell table:number-columns-repeated="2" table:style-name="ce44"/>
          <table:table-cell table:style-name="ce108" office:value-type="string" calcext:value-type="string">
            <text:p>Rasterise Raster</text:p>
          </table:table-cell>
          <table:table-cell table:style-name="ce102" office:value-type="string" calcext:value-type="string">
            <text:p>Rasterise Polygon</text:p>
          </table:table-cell>
          <table:table-cell table:style-name="ce108" office:value-type="string" calcext:value-type="string">
            <text:p>Rasterise Polyline</text:p>
          </table:table-cell>
          <table:table-cell table:style-name="ce102" office:value-type="string" calcext:value-type="string">
            <text:p>Rasterise Point</text:p>
          </table:table-cell>
          <table:table-cell table:style-name="ce108" office:value-type="string" calcext:value-type="string" table:number-columns-spanned="2" table:number-rows-spanned="1">
            <text:p>Buffer point</text:p>
          </table:table-cell>
          <table:covered-table-cell table:style-name="ce56"/>
          <table:table-cell table:style-name="ce102" office:value-type="string" calcext:value-type="string" table:number-columns-spanned="2" table:number-rows-spanned="1">
            <text:p>Create grid</text:p>
          </table:table-cell>
          <table:covered-table-cell table:style-name="ce44"/>
          <table:table-cell table:style-name="ce61" office:value-type="string" calcext:value-type="string" table:number-columns-spanned="4" table:number-rows-spanned="1">
            <text:p>Mode of <text:s/>and measurement of travel</text:p>
          </table:table-cell>
          <table:covered-table-cell table:number-columns-repeated="3" table:style-name="ce56"/>
          <table:table-cell table:style-name="ce4"/>
          <table:table-cell table:style-name="ce4" office:value-type="string" calcext:value-type="string">
            <text:p>OSM Downloader</text:p>
          </table:table-cell>
          <table:table-cell table:style-name="ce4"/>
          <table:table-cell table:number-columns-repeated="996"/>
        </table:table-row>
        <table:table-row table:style-name="ro2">
          <table:table-cell table:style-name="ce1"/>
          <table:table-cell table:style-name="ce5" office:value-type="string" calcext:value-type="string">
            <text:p>DIMENSION</text:p>
          </table:table-cell>
          <table:table-cell table:style-name="ce15" office:value-type="string" calcext:value-type="string">
            <text:p>FACTOR</text:p>
          </table:table-cell>
          <table:table-cell table:style-name="ce21" office:value-type="string" calcext:value-type="string">
            <text:p>Layer</text:p>
          </table:table-cell>
          <table:table-cell table:style-name="ce21" office:value-type="string" calcext:value-type="string">
            <text:p>Source</text:p>
          </table:table-cell>
          <table:table-cell table:style-name="ce15" office:value-type="string" calcext:value-type="string">
            <text:p>Indicator</text:p>
          </table:table-cell>
          <table:table-cell table:style-name="ce21" office:value-type="string" calcext:value-type="string">
            <text:p>Query</text:p>
          </table:table-cell>
          <table:table-cell table:style-name="ce33" office:value-type="string" calcext:value-type="string">
            <text:p>Text</text:p>
          </table:table-cell>
          <table:table-cell table:style-name="ce39" office:value-type="string" calcext:value-type="string">
            <text:p>Default Weighting</text:p>
          </table:table-cell>
          <table:table-cell table:style-name="ce39" office:value-type="string" calcext:value-type="string">
            <text:p>Use Aggregate</text:p>
          </table:table-cell>
          <table:table-cell table:style-name="ce46" office:value-type="string" calcext:value-type="string">
            <text:p>Default Index Score</text:p>
          </table:table-cell>
          <table:table-cell table:style-name="ce46" office:value-type="string" calcext:value-type="string">
            <text:p>Index Score</text:p>
          </table:table-cell>
          <table:table-cell table:style-name="ce46" office:value-type="string" calcext:value-type="string">
            <text:p>Use default Idex Score</text:p>
          </table:table-cell>
          <table:table-cell table:style-name="ce39" office:value-type="string" calcext:value-type="string">
            <text:p>Rasterise Raster</text:p>
          </table:table-cell>
          <table:table-cell table:style-name="ce46" office:value-type="string" calcext:value-type="string">
            <text:p>Rasterise Polygon</text:p>
          </table:table-cell>
          <table:table-cell table:style-name="ce39" office:value-type="string" calcext:value-type="string">
            <text:p>Rasterise Polyline</text:p>
          </table:table-cell>
          <table:table-cell table:style-name="ce46" office:value-type="string" calcext:value-type="string">
            <text:p>Rasterise Point</text:p>
          </table:table-cell>
          <table:table-cell table:style-name="ce39" office:value-type="string" calcext:value-type="string">
            <text:p>Default Buffer Distances</text:p>
          </table:table-cell>
          <table:table-cell table:style-name="ce39" office:value-type="string" calcext:value-type="string">
            <text:p>Use Buffer point</text:p>
          </table:table-cell>
          <table:table-cell table:style-name="ce46" office:value-type="string" calcext:value-type="string">
            <text:p>Default pixel</text:p>
          </table:table-cell>
          <table:table-cell table:style-name="ce46" office:value-type="string" calcext:value-type="string">
            <text:p>Use Create Grid</text:p>
          </table:table-cell>
          <table:table-cell table:style-name="ce39" office:value-type="string" calcext:value-type="string">
            <text:p>Default Mode</text:p>
          </table:table-cell>
          <table:table-cell table:style-name="ce39" office:value-type="string" calcext:value-type="string">
            <text:p>Default Measurement</text:p>
          </table:table-cell>
          <table:table-cell table:style-name="ce39" office:value-type="string" calcext:value-type="string">
            <text:p>Default Increments</text:p>
          </table:table-cell>
          <table:table-cell table:style-name="ce39" office:value-type="string" calcext:value-type="string">
            <text:p>Use Mode of Travel</text:p>
          </table:table-cell>
          <table:table-cell table:style-name="ce33" table:number-columns-repeated="2"/>
          <table:table-cell table:style-name="ce15" office:value-type="string" calcext:value-type="string">
            <text:p>Note</text:p>
          </table:table-cell>
          <table:table-cell table:number-columns-repeated="996"/>
        </table:table-row>
        <table:table-row table:style-name="ro3">
          <table:table-cell table:style-name="ce1"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6" office:value-type="string" calcext:value-type="string">
            <text:p>Workplace Discrimination</text:p>
          </table:table-cell>
          <table:table-cell table:style-name="ce22" office:value-type="string" calcext:value-type="string">
            <office:annotation draw:style-name="gr1" draw:text-style-name="P2" svg:width="46.254cm" svg:height="9.895cm" svg:x="15.656cm" svg:y="7.173cm" draw:caption-point-x="-0.407cm" draw:caption-point-y="-2.266cm">
              <dc:date>2024-09-13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is indicator is composed by the Workplace Index score of the WBL 2024. The data is already formatted on scale from 1 to 100.</text:p>
          </table:table-cell>
          <table:table-cell table:style-name="ce22" office:value-type="string" calcext:value-type="string">
            <text:p>WBL 2024 index score: 83.8</text:p>
          </table:table-cell>
          <table:table-cell table:style-name="ce34"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5">The input field takes in the WBL index score.</text:span></text:p>
            <text:p/>
            <text:p><text:span text:style-name="T2">Output:</text:span><text:span text:style-name="T5">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style-name="ce47" office:value-type="float" office:value="83.8" calcext:value-type="float">
            <text:p>83.8</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22" table:number-columns-repeated="3"/>
          <table:table-cell table:number-columns-repeated="996"/>
        </table:table-row>
        <table:table-row table:style-name="ro3">
          <table:table-cell table:style-name="ce1" office:value-type="float" office:value="2" calcext:value-type="float">
            <text:p>2</text:p>
          </table:table-cell>
          <table:covered-table-cell table:style-name="ce7"/>
          <table:table-cell table:style-name="ce17" office:value-type="string" calcext:value-type="string">
            <text:p>Regulatory Frameworks</text:p>
          </table:table-cell>
          <table:table-cell table:style-name="ce22" office:value-type="string" calcext:value-type="string">
            <text:p>WBL 2024 Pay+Parenthood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is indicator is composed by aggregating the Parenthood and Pay Index scores of the WBL 2024. The data is already formatted on scale from 1 to 100.</text:p>
          </table:table-cell>
          <table:table-cell table:style-name="ce22" office:value-type="string" calcext:value-type="string">
            <text:p>WBL 2024 Pay (100)+Parenthood(40) Index Score</text:p>
          </table:table-cell>
          <table:table-cell table:style-name="ce34"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5">: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5">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22" table:number-columns-repeated="3"/>
          <table:table-cell table:number-columns-repeated="996"/>
        </table:table-row>
        <table:table-row table:style-name="ro3">
          <table:table-cell table:style-name="ce1"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2" office:value-type="string" calcext:value-type="string">
            <text:p>WBL 2024 Entrepeneurship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e data is already formatted on scale from 1 to 100. It comes from the Entrepeneurship rating of the 2024 WBL Index. </text:p>
          </table:table-cell>
          <table:table-cell table:style-name="ce22" office:value-type="string" calcext:value-type="string">
            <text:p>WBL 2024 Entrepeneurship Index Score: 75</text:p>
          </table:table-cell>
          <table:table-cell table:style-name="ce34"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5">: The input field takes in the percentage of women who have a bank account (WBL Entrepeneurship Index Score). </text:span></text:p>
            <text:p/>
            <text:p><text:span text:style-name="T2">Output</text:span><text:span text:style-name="T5">: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22" table:number-columns-repeated="3"/>
          <table:table-cell table:number-columns-repeated="996"/>
        </table:table-row>
        <table:table-row table:style-name="ro3">
          <table:table-cell table:style-name="ce2"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75" office:value-type="string" calcext:value-type="string" table:number-columns-spanned="1" table:number-rows-spanned="5">
            <text:p>Women's Travel Patterns</text:p>
          </table:table-cell>
          <table:table-cell table:style-name="ce23" office:value-type="string" calcext:value-type="string">
            <text:p>Location of kindergartens/childcare</text:p>
          </table:table-cell>
          <table:table-cell table:style-name="ce23" office:value-type="string" calcext:value-type="string">
            <text:p>OSM, Humdata</text:p>
          </table:table-cell>
          <table:table-cell table:style-name="ce23" office:value-type="string" calcext:value-type="string">
            <text:p>This factor is assessed through network analyses to calculate catchment areas using Open Route Service. After each analysis, the territory is divided into 100m x 100m rasters, and the factor score is calculated as the average score within each raster. The scoring for each type of facility is categorized by distance as follows:</text:p>
            <text:p/>
            <text:p>0 to 400 meters: 5</text:p>
            <text:p>401 to 800 meters: 4</text:p>
            <text:p>801 to 1200 meters: 3</text:p>
            <text:p>1201 to 1500 meters: 2</text:p>
            <text:p>1501 to 2000 meters: 1</text:p>
            <text:p>Over 2000 meters: 0</text:p>
          </table:table-cell>
          <table:table-cell table:style-name="ce23" office:value-type="string" calcext:value-type="string">
            <text:p>[out:xml] [timeout:25];</text:p>
            <text:p> {{geocodeArea:Saint Lucia}} -&gt; .area_0;</text:p>
            <text:p>(</text:p>
            <text:p>    node["amenity"="kindergarten"](area.area_0);</text:p>
            <text:p>    way["amenity"="kindergarten"](area.area_0);</text:p>
            <text:p>    relation["amenity"="kindergarten"](area.area_0);</text:p>
            <text:p>);</text:p>
            <text:p>(._;&gt;;);</text:p>
            <text:p>out body;</text:p>
          </table:table-cell>
          <table:table-cell table:style-name="ce92"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5">This step is repeated for each facility type.  </text:span></text:p>
            <text:p/>
            <text:p><text:span text:style-name="T2">Input: </text:span><text:span text:style-name="T5">Point locations (.shp) of amenities related to women's role as caregivers, including childcare, primary and secondary schools, markets, grocery stores and recreational areas. </text:span></text:p>
            <text:p/>
            <text:p><text:span text:style-name="T2">Travel mode: </text:span><text:span text:style-name="T5">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5">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5">: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5"> The algorithm aggregates all raster layers created in step 1 by calculating the mean score for each pixel. </text:span></text:p>
            <text:p/>
            <text:p><text:span text:style-name="T2">Output:</text:span><text:span text:style-name="T5">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style-name="ce97" office:value-type="float" office:value="0.2" calcext:value-type="float" table:number-columns-spanned="1" table:number-rows-spanned="5">
            <text:p>0.2</text:p>
          </table:table-cell>
          <table:table-cell table:style-name="ce97" table:formula="of:=TRUE()" office:value-type="float" office:value="1" calcext:value-type="float" table:number-columns-spanned="1" table:number-rows-spanned="5">
            <text:p>1</text:p>
          </table:table-cell>
          <table:table-cell table:number-columns-repeated="3" table:style-name="ce47" office:value-type="float" office:value="0" calcext:value-type="float">
            <text:p>0</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style-name="ce97" office:value-type="string" calcext:value-type="string" table:number-columns-spanned="1" table:number-rows-spanned="5">
            <text:p>Walking</text:p>
          </table:table-cell>
          <table:table-cell table:style-name="ce97" office:value-type="string" calcext:value-type="string" table:number-columns-spanned="1" table:number-rows-spanned="5">
            <text:p>Disctance</text:p>
          </table:table-cell>
          <table:table-cell table:style-name="ce97" office:value-type="string" calcext:value-type="string" table:number-columns-spanned="1" table:number-rows-spanned="5">
            <text:p>250, 500, 750, 1000, 1250</text:p>
          </table:table-cell>
          <table:table-cell table:style-name="ce97" table:formula="of:=TRUE()" office:value-type="float" office:value="1" calcext:value-type="float" table:number-columns-spanned="1" table:number-rows-spanned="5">
            <text:p>1</text:p>
          </table:table-cell>
          <table:table-cell table:style-name="ce23" table:number-columns-repeated="2"/>
          <table:table-cell table:style-name="ce23" office:value-type="string" calcext:value-type="string">
            <text:p>Use QuickOSM plugin in QGIS</text:p>
          </table:table-cell>
          <table:table-cell table:number-columns-repeated="996"/>
        </table:table-row>
        <table:table-row table:style-name="ro3">
          <table:covered-table-cell/>
          <table:covered-table-cell table:number-columns-repeated="2" table:style-name="ce7"/>
          <table:table-cell table:style-name="ce23" office:value-type="string" calcext:value-type="string">
            <text:p>Location of primary schools </text:p>
          </table:table-cell>
          <table:table-cell table:style-name="ce23" office:value-type="string" calcext:value-type="string">
            <text:p>OSM, Humdata</text:p>
          </table:table-cell>
          <table:table-cell table:style-name="ce23"/>
          <table:table-cell table:style-name="ce23" office:value-type="string" calcext:value-type="string">
            <text:p>[out:xml] [timeout:25];</text:p>
            <text:p> {{geocodeArea:Saint Lucia}} -&gt; .area_0;</text:p>
            <text:p>(</text:p>
            <text:p>    node["amenity"="school"](area.area_0);</text:p>
            <text:p>    way["amenity"="school"](area.area_0);</text:p>
            <text:p>    relation["amenity"="school"](area.area_0);</text:p>
            <text:p>);</text:p>
            <text:p>(._;&gt;;);</text:p>
            <text:p>out body;</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covered-table-cell table:number-columns-repeated="4" table:style-name="ce7"/>
          <table:table-cell table:style-name="ce23" table:number-columns-repeated="3"/>
          <table:table-cell table:number-columns-repeated="996"/>
        </table:table-row>
        <table:table-row table:style-name="ro3">
          <table:covered-table-cell/>
          <table:covered-table-cell table:number-columns-repeated="2" table:style-name="ce7"/>
          <table:table-cell table:style-name="ce23" office:value-type="string" calcext:value-type="string">
            <text:p>Location of groceries</text:p>
          </table:table-cell>
          <table:table-cell table:style-name="ce23" office:value-type="string" calcext:value-type="string">
            <text:p>OSM</text:p>
          </table:table-cell>
          <table:table-cell table:style-name="ce23"/>
          <table:table-cell table:style-name="ce23" office:value-type="string" calcext:value-type="string">
            <text:p>[out:xml] [timeout:25];</text:p>
            <text:p> {{geocodeArea:Saint Lucia}} -&gt; .area_0;</text:p>
            <text:p>(</text:p>
            <text:p>    node["shop"="greengrocer"](area.area_0);</text:p>
            <text:p>    way["shop"="greengrocer"](area.area_0);</text:p>
            <text:p>    relation["shop"="greengrocer"](area.area_0);</text:p>
            <text:p>);</text:p>
            <text:p>(._;&gt;;);</text:p>
            <text:p>out body;</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covered-table-cell table:number-columns-repeated="4" table:style-name="ce7"/>
          <table:table-cell table:style-name="ce23" table:number-columns-repeated="3"/>
          <table:table-cell table:number-columns-repeated="996"/>
        </table:table-row>
        <table:table-row table:style-name="ro3">
          <table:covered-table-cell/>
          <table:covered-table-cell table:number-columns-repeated="2" table:style-name="ce7"/>
          <table:table-cell table:style-name="ce23" office:value-type="string" calcext:value-type="string">
            <text:p>Location of pharmacies</text:p>
          </table:table-cell>
          <table:table-cell table:style-name="ce23" office:value-type="string" calcext:value-type="string">
            <text:p>OSM, NDVI</text:p>
          </table:table-cell>
          <table:table-cell table:style-name="ce23"/>
          <table:table-cell table:style-name="ce23" office:value-type="string" calcext:value-type="string">
            <text:p>[out:xml] [timeout:25];</text:p>
            <text:p> {{geocodeArea:Saint Lucia}} -&gt; .area_0;</text:p>
            <text:p>(</text:p>
            <text:p>    node["amenity"="pharmacy"](area.area_0);</text:p>
            <text:p>       way["amenity"="pharmacy"](area.area_0);</text:p>
            <text:p>       relation["amenity"="pharmacy"](area.area_0);</text:p>
            <text:p> );</text:p>
            <text:p>(._;&gt;;);</text:p>
            <text:p>out body;</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covered-table-cell table:number-columns-repeated="4" table:style-name="ce7"/>
          <table:table-cell table:style-name="ce23" table:number-columns-repeated="3"/>
          <table:table-cell table:number-columns-repeated="996"/>
        </table:table-row>
        <table:table-row table:style-name="ro3">
          <table:covered-table-cell/>
          <table:covered-table-cell table:style-name="ce7"/>
          <table:covered-table-cell table:style-name="ce12"/>
          <table:table-cell table:style-name="ce23" office:value-type="string" calcext:value-type="string">
            <text:p>Location of green spaces </text:p>
          </table:table-cell>
          <table:table-cell table:style-name="ce23" table:number-columns-repeated="2"/>
          <table:table-cell table:style-name="ce23" office:value-type="string" calcext:value-type="string">
            <text:p>[out:xml] [timeout:25];</text:p>
            <text:p> {{geocodeArea:Saint Lucia}} -&gt; .area_0;</text:p>
            <text:p>(</text:p>
            <text:p>    node["leisure"="park"](area.area_0);</text:p>
            <text:p>    node["boundary"="national_park"](area.area_0);</text:p>
            <text:p>    way["leisure"="park"](area.area_0);</text:p>
            <text:p>    way["boundary"="national_park"](area.area_0);</text:p>
            <text:p>    relation["leisure"="park"](area.area_0);</text:p>
            <text:p>    relation["boundary"="national_park"](area.area_0);</text:p>
            <text:p>);</text:p>
            <text:p>(._;&gt;;);</text:p>
            <text:p>out body;</text:p>
          </table:table-cell>
          <table:covered-table-cell table:number-columns-repeated="3" table:style-name="ce12"/>
          <table:table-cell table:number-columns-repeated="3"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covered-table-cell table:number-columns-repeated="4" table:style-name="ce12"/>
          <table:table-cell table:style-name="ce23" table:number-columns-repeated="3"/>
          <table:table-cell table:number-columns-repeated="996"/>
        </table:table-row>
        <table:table-row table:style-name="ro3">
          <table:table-cell table:style-name="ce3" office:value-type="float" office:value="5" calcext:value-type="float">
            <text:p>5</text:p>
          </table:table-cell>
          <table:covered-table-cell table:style-name="ce7"/>
          <table:table-cell table:style-name="ce75" office:value-type="string" calcext:value-type="string">
            <text:p>Access to Public Transport</text:p>
          </table:table-cell>
          <table:table-cell table:style-name="ce23" office:value-type="string" calcext:value-type="string">
            <text:p>Location of public transportation stops, including maritime (OSM)</text:p>
          </table:table-cell>
          <table:table-cell table:style-name="ce23" office:value-type="string" calcext:value-type="string">
            <text:p>OSM</text:p>
          </table:table-cell>
          <table:table-cell table:style-name="ce23" office:value-type="string" calcext:value-type="string">
            <text:p>This factor is evaluated using the same methodology as for women's travel patterns, but with public transport stops as the points of interest. Additionally, the suggested thresholds should be adjusted to:</text:p>
            <text:p/>
            <text:p>0 to 250 meters: 5</text:p>
            <text:p>251 to 500 meters: 4</text:p>
            <text:p>501 to 750 meters: 3</text:p>
            <text:p>751 to 1,000 meters: 2</text:p>
            <text:p>1,001 to 1,250 meters: 1</text:p>
            <text:p>Over 1,250 meters: 0</text:p>
          </table:table-cell>
          <table:table-cell table:style-name="ce23" office:value-type="string" calcext:value-type="string">
            <text:p>"[out:xml] [timeout:25];</text:p>
            <text:p> {{geocodeArea:Saint Lucia}} -&gt; .area_0;</text:p>
            <text:p>(</text:p>
            <text:p>    node[""public_transport""=""stop_position""](area.area_0);</text:p>
            <text:p>    node[""public_transport""=""platform""](area.area_0);</text:p>
            <text:p>    node[""public_transport""=""station""](area.area_0);</text:p>
            <text:p>    node[""public_transport""=""stop_area""](area.area_0);</text:p>
            <text:p>    node[""highway""=""bus_stop""](area.area_0);</text:p>
            <text:p>    node[""highway""=""platform""](area.area_0);</text:p>
            <text:p>    way[""public_transport""=""stop_position""](area.area_0);</text:p>
            <text:p>    way[""public_transport""=""platform""](area.area_0);</text:p>
            <text:p>    way[""public_transport""=""station""](area.area_0);</text:p>
            <text:p>    way[""public_transport""=""stop_area""](area.area_0);</text:p>
            <text:p>    way[""highway""=""bus_stop""](area.area_0);</text:p>
            <text:p>    way[""highway""=""platform""](area.area_0);</text:p>
            <text:p>    relation[""public_transport""=""stop_position""](area.area_0);</text:p>
            <text:p>    relation[""public_transport""=""platform""](area.area_0);</text:p>
            <text:p>    relation[""public_transport""=""station""](area.area_0);</text:p>
            <text:p>    relation[""public_transport""=""stop_area""](area.area_0);</text:p>
            <text:p>    relation[""highway""=""bus_stop""](area.area_0);</text:p>
            <text:p>    relation[""highway""=""platform""](area.area_0);</text:p>
            <text:p> node["amenity"="ferry_terminal"](area.area_0);</text:p>
            <text:p>    way["amenity"="ferry_terminal"](area.area_0);</text:p>
            <text:p>    relation["amenity"="ferry_terminal"](area.area_0);</text:p>
            <text:p>);</text:p>
            <text:p>);</text:p>
            <text:p>(._;&gt;;);</text:p>
            <text:p>out body;"</text:p>
          </table:table-cell>
          <table:table-cell table:style-name="ce92"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5"> Point locations (.shp) of public transport stops. </text:span></text:p>
            <text:p/>
            <text:p><text:span text:style-name="T2">Travel mode:</text:span><text:span text:style-name="T5">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5">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5">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5">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style-name="ce97" office:value-type="float" office:value="0.2" calcext:value-type="float">
            <text:p>0.2</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style-name="ce97" office:value-type="string" calcext:value-type="string">
            <text:p>Walking</text:p>
          </table:table-cell>
          <table:table-cell table:style-name="ce97" office:value-type="string" calcext:value-type="string">
            <text:p>Disctance</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style-name="ce23" table:number-columns-repeated="3"/>
          <table:table-cell table:number-columns-repeated="996"/>
        </table:table-row>
        <table:table-row table:style-name="ro3">
          <table:table-cell table:style-name="ce3" office:value-type="float" office:value="6" calcext:value-type="float">
            <text:p>6</text:p>
          </table:table-cell>
          <table:covered-table-cell table:style-name="ce7"/>
          <table:table-cell table:style-name="ce75" office:value-type="string" calcext:value-type="string">
            <text:p>Access to Health Facilities</text:p>
          </table:table-cell>
          <table:table-cell table:style-name="ce23" office:value-type="string" calcext:value-type="string">
            <text:p>Location of hospitals and clinics (OSM)</text:p>
          </table:table-cell>
          <table:table-cell table:style-name="ce23" office:value-type="string" calcext:value-type="string">
            <text:p>OSM</text:p>
          </table:table-cell>
          <table:table-cell table:style-name="ce23" office:value-type="string" calcext:value-type="string">
            <text:p>The methodology is the same as for all Accessibility factors, but using hospitals and clinics as the points of interest. This time, the suggested thresholds should be adjusted to:</text:p>
            <text:p/>
            <text:p>0 to 1,000 meters: 5</text:p>
            <text:p>1,001 to 2,000 meters: 4</text:p>
            <text:p>2,001 to 3,000 meters: 3</text:p>
            <text:p>3,001 to 4,000 meters: 2</text:p>
            <text:p>4,001 to 5,000 meters: 1</text:p>
            <text:p>Over 5,000 meters: 0</text:p>
          </table:table-cell>
          <table:table-cell table:style-name="ce23" office:value-type="string" calcext:value-type="string">
            <text:p>[out:xml] [timeout:25];</text:p>
            <text:p> {{geocodeArea:Saint Lucia}} -&gt; .area_0;</text:p>
            <text:p>(</text:p>
            <text:p>    node["amenity"="dentist"](area.area_0);</text:p>
            <text:p>    node["amenity"="doctors"](area.area_0);</text:p>
            <text:p>    node["amenity"="hospital"](area.area_0);</text:p>
            <text:p>    node["amenity"="pharmacy"](area.area_0);</text:p>
            <text:p>    node["amenity"="clinic"](area.area_0);</text:p>
            <text:p>    way["amenity"="dentist"](area.area_0);</text:p>
            <text:p>    way["amenity"="doctors"](area.area_0);</text:p>
            <text:p>    way["amenity"="hospital"](area.area_0);</text:p>
            <text:p>    way["amenity"="pharmacy"](area.area_0);</text:p>
            <text:p>    way["amenity"="clinic"](area.area_0);</text:p>
            <text:p>    relation["amenity"="dentist"](area.area_0);</text:p>
            <text:p>    relation["amenity"="doctors"](area.area_0);</text:p>
            <text:p>    relation["amenity"="hospital"](area.area_0);</text:p>
            <text:p>    relation["amenity"="pharmacy"](area.area_0);</text:p>
            <text:p>    relation["amenity"="clinic"](area.area_0);</text:p>
            <text:p>);</text:p>
            <text:p>(._;&gt;;);</text:p>
            <text:p>out body;</text:p>
          </table:table-cell>
          <table:table-cell table:style-name="ce92"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5"> Point locations (.shp) of health facilities such as hospitals and women's health clinics. </text:span></text:p>
            <text:p/>
            <text:p><text:span text:style-name="T2">Travel mode:</text:span><text:span text:style-name="T5">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5">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5">: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5">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style-name="ce97" office:value-type="float" office:value="0.2" calcext:value-type="float">
            <text:p>0.2</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style-name="ce97" office:value-type="string" calcext:value-type="string">
            <text:p>Walking</text:p>
          </table:table-cell>
          <table:table-cell table:style-name="ce97" office:value-type="string" calcext:value-type="string">
            <text:p>Disctance</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style-name="ce23" table:number-columns-repeated="3"/>
          <table:table-cell table:number-columns-repeated="996"/>
        </table:table-row>
        <table:table-row table:style-name="ro3">
          <table:table-cell table:style-name="ce3" office:value-type="float" office:value="7" calcext:value-type="float">
            <text:p>7</text:p>
          </table:table-cell>
          <table:covered-table-cell table:style-name="ce7"/>
          <table:table-cell table:style-name="ce75" office:value-type="string" calcext:value-type="string">
            <text:p>Access to Education and Training Facilities</text:p>
          </table:table-cell>
          <table:table-cell table:style-name="ce23" office:value-type="string" calcext:value-type="string">
            <text:p>Location of universities and technical schools (OSM, Hummanitarian Data Exchange)</text:p>
          </table:table-cell>
          <table:table-cell table:style-name="ce23" office:value-type="string" calcext:value-type="string">
            <text:p>OSM, Humdata</text:p>
          </table:table-cell>
          <table:table-cell table:style-name="ce23" office:value-type="string" calcext:value-type="string">
            <text:p>The methodology is the same as for all Accessibility factors, but using universities and trainning facilities as the points of interest. This time, the suggested thresholds should be adjusted to:</text:p>
            <text:p/>
            <text:p>0 to 2,000 meters: 5</text:p>
            <text:p>2,001 to 4,000 meters: 4</text:p>
            <text:p>4,001 to 6,000 meters: 3</text:p>
            <text:p>6,001 to 8,000 meters: 2</text:p>
            <text:p>8,001 to 10,000 meters: 1</text:p>
            <text:p>Over 10,000 meters: 0</text:p>
          </table:table-cell>
          <table:table-cell table:style-name="ce23" office:value-type="string" calcext:value-type="string">
            <text:p>[out:xml] [timeout:25];</text:p>
            <text:p> {{geocodeArea:Saint Lucia}} -&gt; .area_0;</text:p>
            <text:p>(</text:p>
            <text:p>    node["amenity"="university"](area.area_0);</text:p>
            <text:p>    way["amenity"="university"](area.area_0);</text:p>
            <text:p>    relation["amenity"="university"](area.area_0);</text:p>
            <text:p>);</text:p>
            <text:p>(._;&gt;;);</text:p>
            <text:p>out body;</text:p>
          </table:table-cell>
          <table:table-cell table:style-name="ce92"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5">Point locations (.shp) of universities and technical training facilities. </text:span></text:p>
            <text:p/>
            <text:p><text:span text:style-name="T2">Travel mode:</text:span><text:span text:style-name="T5">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5">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5">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5">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style-name="ce97" office:value-type="float" office:value="0.2" calcext:value-type="float">
            <text:p>0.2</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style-name="ce97" office:value-type="string" calcext:value-type="string">
            <text:p>Walking</text:p>
          </table:table-cell>
          <table:table-cell table:style-name="ce97" office:value-type="string" calcext:value-type="string">
            <text:p>Disctance</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style-name="ce23" table:number-columns-repeated="3"/>
          <table:table-cell table:number-columns-repeated="996"/>
        </table:table-row>
        <table:table-row table:style-name="ro3">
          <table:table-cell table:style-name="ce3" office:value-type="float" office:value="8" calcext:value-type="float">
            <text:p>8</text:p>
          </table:table-cell>
          <table:covered-table-cell table:style-name="ce7"/>
          <table:table-cell table:style-name="ce75" office:value-type="string" calcext:value-type="string">
            <text:p>Access to Financial Facilities</text:p>
          </table:table-cell>
          <table:table-cell table:style-name="ce23" office:value-type="string" calcext:value-type="string">
            <text:p>Location of Banks and other FF (OSM)</text:p>
          </table:table-cell>
          <table:table-cell table:style-name="ce23" office:value-type="string" calcext:value-type="string">
            <text:p>OSM</text:p>
          </table:table-cell>
          <table:table-cell table:style-name="ce23" office:value-type="string" calcext:value-type="string">
            <text:p>The methodology is the same as for all Accessibility factors, but using financial facilities (except for ATMs) as the points of interest. This time, the suggested thresholds should be adjusted to:</text:p>
            <text:p/>
            <text:p>0 to 400 meters: 5</text:p>
            <text:p>401 to 800 meters: 4</text:p>
            <text:p>801 to 1,200 meters: 3</text:p>
            <text:p>1,201 to 2,000 meters: 2</text:p>
            <text:p>2,001 to 3,000 meters: 1</text:p>
            <text:p>Over 3,000 meters: 0</text:p>
          </table:table-cell>
          <table:table-cell table:style-name="ce23" office:value-type="string" calcext:value-type="string">
            <text:p>[out:xml] [timeout:25];</text:p>
            <text:p> {{geocodeArea:Saint Lucia}} -&gt; .area_0;</text:p>
            <text:p>(</text:p>
            <text:p>    node["amenity"="bank"](area.area_0);</text:p>
            <text:p>    node["office"="financial"](area.area_0);</text:p>
            <text:p>    way["amenity"="bank"](area.area_0);</text:p>
            <text:p>    way["office"="financial"](area.area_0);</text:p>
            <text:p>    relation["amenity"="bank"](area.area_0);</text:p>
            <text:p>    relation["office"="financial"](area.area_0);</text:p>
            <text:p>);</text:p>
            <text:p>(._;&gt;;);</text:p>
            <text:p>out body;</text:p>
          </table:table-cell>
          <table:table-cell table:style-name="ce92"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5">Point locations (.shp) of financial facilities such as banks and ATMs. </text:span></text:p>
            <text:p/>
            <text:p><text:span text:style-name="T2">Travel mode:</text:span><text:span text:style-name="T5">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5">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5">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5">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style-name="ce97" office:value-type="float" office:value="0.2" calcext:value-type="float">
            <text:p>0.2</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string" calcext:value-type="string">
            <text:p>250, 500, 750, 1000, 125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style-name="ce97" office:value-type="string" calcext:value-type="string">
            <text:p>Walking</text:p>
          </table:table-cell>
          <table:table-cell table:style-name="ce97" office:value-type="string" calcext:value-type="string">
            <text:p>Disctance</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style-name="ce23" table:number-columns-repeated="3"/>
          <table:table-cell table:number-columns-repeated="996"/>
        </table:table-row>
        <table:table-row table:style-name="ro3">
          <table:table-cell table:style-name="ce2" office:value-type="float" office:value="9" calcext:value-type="float" table:number-columns-spanned="1" table:number-rows-spanned="5">
            <text:p>9</text:p>
          </table:table-cell>
          <table:table-cell table:style-name="ce9" office:value-type="string" calcext:value-type="string" table:number-columns-spanned="1" table:number-rows-spanned="13">
            <text:p>PLACE CHARACTERIZATION</text:p>
          </table:table-cell>
          <table:table-cell table:style-name="ce76" office:value-type="string" calcext:value-type="string" table:number-columns-spanned="1" table:number-rows-spanned="5">
            <text:p>Active Transport</text:p>
          </table:table-cell>
          <table:table-cell table:style-name="ce24" office:value-type="string" calcext:value-type="string">
            <text:p>Location of street crossings</text:p>
          </table:table-cell>
          <table:table-cell table:style-name="ce24" office:value-type="string" calcext:value-type="string">
            <text:p>OSM</text:p>
          </table:table-cell>
          <table:table-cell table:style-name="ce24" office:value-type="string" calcext:value-type="string">
            <text:p><text:span text:style-name="T2">This indicator is composed by calculating the average of these four factors. First, the territory needs to be divided into 100m x 100m rasters.</text:span></text:p>
            <text:p><text:span text:style-name="T3">1. Street Crossings (indicates safety and accessibility; measured by availability/presence per raster cell)</text:span></text:p>
            <text:p><text:span text:style-name="T3">•0: No crossings</text:span></text:p>
            <text:p><text:span text:style-name="T3">•3: 1 crossing </text:span></text:p>
            <text:p><text:span text:style-name="T3">•5: 2 or more crossings</text:span></text:p>
            <text:p><text:span text:style-name="T3">2. Cycle Paths (measured by availability/presence per raster)</text:span></text:p>
            <text:p><text:span text:style-name="T3">•0: No cycle paths</text:span></text:p>
            <text:p><text:span text:style-name="T3">•3: 1 cycle path </text:span></text:p>
            <text:p><text:span text:style-name="T3">•5: 2 or more cycle paths</text:span></text:p>
            <text:p><text:span text:style-name="T3">3. Footpaths (measured by availability/presence per raster)</text:span></text:p>
            <text:p><text:span text:style-name="T3">•0: No footpaths</text:span></text:p>
            <text:p><text:span text:style-name="T3">•3: 1 footpath </text:span></text:p>
            <text:p><text:span text:style-name="T3">•5: 2 or more footpaths</text:span></text:p>
            <text:p><text:span text:style-name="T3">4. Block Sizes(indicates encouraged walkability)</text:span></text:p>
            <text:p><text:span text:style-name="T3">•1: Very large block sizes (&gt;1 km)</text:span></text:p>
            <text:p><text:span text:style-name="T3">•2: Large block sizes (751m - 1 km)</text:span></text:p>
            <text:p><text:span text:style-name="T3">•3: Moderate block sizes (501m - 750m)</text:span></text:p>
            <text:p><text:span text:style-name="T3">•4: Small block sizes (251m - 500m)</text:span></text:p>
            <text:p><text:span text:style-name="T3">•5: Very small block sizes (&lt;250m)</text:span></text:p>
          </table:table-cell>
          <table:table-cell table:style-name="ce24" office:value-type="string" calcext:value-type="string">
            <text:p>[out:xml] [timeout:25];</text:p>
            <text:p> {{geocodeArea:Saint Lucia}} -&gt; .area_0;</text:p>
            <text:p>(</text:p>
            <text:p>    node["highway"="crossing"](area.area_0);</text:p>
            <text:p>    node["railway"="crossing"](area.area_0);</text:p>
            <text:p>    way["highway"="crossing"](area.area_0);</text:p>
            <text:p>    way["railway"="crossing"](area.area_0);</text:p>
            <text:p>    relation["highway"="crossing"](area.area_0);</text:p>
            <text:p>    relation["railway"="crossing"](area.area_0);</text:p>
            <text:p>);</text:p>
            <text:p>(._;&gt;;);</text:p>
            <text:p>out body;</text:p>
          </table:table-cell>
          <table:table-cell table:style-name="ce93" office:value-type="string" calcext:value-type="string" table:number-columns-spanned="1" table:number-rows-spanned="5">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5">A road network polyline layer (.shp) such as cycle paths, and pathways.  A point layer (.shp) such as crosswalks points. A polygon (.shp) for blocks.</text:span></text:p>
            <text:p/>
            <text:p><text:span text:style-name="T2">Process:</text:span><text:span text:style-name="T5">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5">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style-name="ce97" office:value-type="float" office:value="0.14" calcext:value-type="float" table:number-columns-spanned="1" table:number-rows-spanned="5">
            <text:p>0.14</text:p>
          </table:table-cell>
          <table:table-cell table:style-name="ce97" table:formula="of:=TRUE()" office:value-type="float" office:value="1" calcext:value-type="float" table:number-columns-spanned="1" table:number-rows-spanned="5">
            <text:p>1</text:p>
          </table:table-cell>
          <table:table-cell table:number-columns-repeated="3" table:style-name="ce47" office:value-type="float" office:value="0" calcext:value-type="float">
            <text:p>0</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2"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62" table:number-columns-repeated="2"/>
          <table:table-cell table:style-name="ce24" office:value-type="string" calcext:value-type="string">
            <text:p>Use QuickOSM plugin in QGIS</text:p>
          </table:table-cell>
          <table:table-cell table:number-columns-repeated="996"/>
        </table:table-row>
        <table:table-row table:style-name="ro3">
          <table:covered-table-cell/>
          <table:covered-table-cell table:number-columns-repeated="2" table:style-name="ce7"/>
          <table:table-cell table:style-name="ce24"/>
          <table:table-cell table:style-name="ce24" office:value-type="string" calcext:value-type="string">
            <text:p>Mapillary</text:p>
          </table:table-cell>
          <table:table-cell table:style-name="ce24"/>
          <table:table-cell table:style-name="ce24" office:value-type="string" calcext:value-type="string">
            <text:p>endpoints: construction--flat--crosswalk-plain and marking--discrete--crosswalk-zebra</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3"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63" table:number-columns-repeated="2"/>
          <table:table-cell table:style-name="ce24" office:value-type="string" calcext:value-type="string">
            <text:p>use the script with API key</text:p>
          </table:table-cell>
          <table:table-cell table:number-columns-repeated="996"/>
        </table:table-row>
        <table:table-row table:style-name="ro3">
          <table:covered-table-cell/>
          <table:covered-table-cell table:number-columns-repeated="2" table:style-name="ce7"/>
          <table:table-cell table:style-name="ce24" office:value-type="string" calcext:value-type="string">
            <text:p>Location of cycle paths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highway"="cycleway"](area.area_0);</text:p>
            <text:p>    node["highway"="track"](area.area_0);</text:p>
            <text:p>    node["cycleway"="track"](area.area_0);</text:p>
            <text:p>    node["cycleway"="lane"](area.area_0);</text:p>
            <text:p>    node["cycleway"="share_busway"](area.area_0);</text:p>
            <text:p>    node["cycleway"="shared_lane"](area.area_0);</text:p>
            <text:p>    way["highway"="cycleway"](area.area_0);</text:p>
            <text:p>    way["highway"="track"](area.area_0);</text:p>
            <text:p>    way["cycleway"="track"](area.area_0);</text:p>
            <text:p>    way["cycleway"="lane"](area.area_0);</text:p>
            <text:p>    way["cycleway"="share_busway"](area.area_0);</text:p>
            <text:p>    way["cycleway"="shared_lane"](area.area_0);</text:p>
            <text:p>    relation["highway"="cycleway"](area.area_0);</text:p>
            <text:p>    relation["highway"="track"](area.area_0);</text:p>
            <text:p>    relation["cycleway"="track"](area.area_0);</text:p>
            <text:p>    relation["cycleway"="lane"](area.area_0);</text:p>
            <text:p>    relation["cycleway"="share_busway"](area.area_0);</text:p>
            <text:p>    relation["cycleway"="shared_lane"](area.area_0);</text:p>
            <text:p>);</text:p>
            <text:p>(._;&gt;;);</text:p>
            <text:p>out body;</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3"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63" table:number-columns-repeated="2"/>
          <table:table-cell table:style-name="ce24" office:value-type="string" calcext:value-type="string">
            <text:p>Use QuickOSM plugin in QGIS</text:p>
          </table:table-cell>
          <table:table-cell table:number-columns-repeated="996"/>
        </table:table-row>
        <table:table-row table:style-name="ro3">
          <table:covered-table-cell/>
          <table:covered-table-cell table:number-columns-repeated="2" table:style-name="ce7"/>
          <table:table-cell table:style-name="ce24" office:value-type="string" calcext:value-type="string">
            <text:p>Location of footpaths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highway"="footway"](area.area_0);</text:p>
            <text:p>    way["highway"="footway"](area.area_0);</text:p>
            <text:p>    relation["highway"="footway"](area.area_0);</text:p>
            <text:p>);</text:p>
            <text:p>(._;&gt;;);</text:p>
            <text:p>out body;</text:p>
          </table:table-cell>
          <table:covered-table-cell table:number-columns-repeated="3" table:style-name="ce7"/>
          <table:table-cell table:number-columns-repeated="3"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53"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3"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63" table:number-columns-repeated="2"/>
          <table:table-cell table:style-name="ce24"/>
          <table:table-cell table:number-columns-repeated="996"/>
        </table:table-row>
        <table:table-row table:style-name="ro3">
          <table:covered-table-cell/>
          <table:covered-table-cell table:style-name="ce7"/>
          <table:covered-table-cell table:style-name="ce12"/>
          <table:table-cell table:style-name="ce24" office:value-type="string" calcext:value-type="string">
            <text:p>Block Layout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landuse"="residential"](area.area_0);</text:p>
            <text:p>    node["landuse"="commercial"](area.area_0);</text:p>
            <text:p>    node["landuse"="industrial"](area.area_0);</text:p>
            <text:p>    node["boundary"="administrative"](area.area_0);</text:p>
            <text:p>    way["landuse"="residential"](area.area_0);</text:p>
            <text:p>    way["landuse"="commercial"](area.area_0);</text:p>
            <text:p>    way["landuse"="industrial"](area.area_0);</text:p>
            <text:p>    way["boundary"="administrative"](area.area_0);</text:p>
            <text:p>    relation["landuse"="residential"](area.area_0);</text:p>
            <text:p>    relation["landuse"="commercial"](area.area_0);</text:p>
            <text:p>    relation["landuse"="industrial"](area.area_0);</text:p>
            <text:p>    relation["boundary"="administrative"](area.area_0);</text:p>
            <text:p>);</text:p>
            <text:p>(._;&gt;;);</text:p>
            <text:p>out body;</text:p>
          </table:table-cell>
          <table:covered-table-cell table:number-columns-repeated="3" table:style-name="ce12"/>
          <table:table-cell table:number-columns-repeated="3"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4"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64" table:number-columns-repeated="2"/>
          <table:table-cell table:style-name="ce24"/>
          <table:table-cell table:number-columns-repeated="996"/>
        </table:table-row>
        <table:table-row table:style-name="ro3">
          <table:table-cell table:style-name="ce3" office:value-type="float" office:value="10" calcext:value-type="float">
            <text:p>10</text:p>
          </table:table-cell>
          <table:covered-table-cell table:style-name="ce7"/>
          <table:table-cell table:style-name="ce76" office:value-type="string" calcext:value-type="string" table:number-columns-spanned="1" table:number-rows-spanned="2">
            <office:annotation draw:style-name="gr1" draw:text-style-name="P2" svg:width="30.013cm" svg:height="9.895cm" svg:x="10.729cm" svg:y="41.356cm" draw:caption-point-x="-0.406cm" draw:caption-point-y="-2.265cm">
              <dc:date>2024-09-13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4" office:value-type="string" calcext:value-type="string">
            <text:p>Street lights/Nigthttime ligths</text:p>
          </table:table-cell>
          <table:table-cell table:style-name="ce24" office:value-type="string" calcext:value-type="string">
            <text:p>Mapillary</text:p>
          </table:table-cell>
          <table:table-cell table:style-name="ce24" office:value-type="string" calcext:value-type="string">
            <text:p><text:span text:style-name="T3">This indicator should be calculated by creating 20-meter buffers around streetlights. Raster cells in which 80-100% of their area intersects with the buffers should receive a score of 5. Rasters with 60-79% intersection should be scored as 4, 40-59% as 3, 20-39% as 2, and 1-19% as 1. Areas without any overlap with streetlight buffers should be scored as 0. </text:span><text:span text:style-name="T4">NOTE: Use nighttime lights only if street lights are absent/ If no spatial features are available, the user should have the option to use disaggregated statistics on crime rates or perceptions of safety as input.</text:span></text:p>
          </table:table-cell>
          <table:table-cell table:style-name="ce24" office:value-type="string" calcext:value-type="string">
            <text:p>endpoint: object--street-light</text:p>
          </table:table-cell>
          <table:table-cell table:style-name="ce93" office:value-type="string" calcext:value-type="string" table:number-columns-spanned="1" table:number-rows-spanned="2">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5">Streetlight Locations (.shp, Point) or, if unavailable, VIIRS Nighttime Lights dataset (.tif) may be used as proxy data for streetlight locations. Alternatively, Perceived Safety data (.shp, Polygon) can be used if other data is unavailable. (</text:span><text:span text:style-name="T4">Important note:</text:span><text:span text:style-name="T5"> If used for assessing safe urban design, nighttime lights should be excluded from the calculation of Electrical access.)</text:span></text:p>
            <text:p/>
            <text:p><text:span text:style-name="T2">Output:</text:span><text:span text:style-name="T5">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97" office:value-type="float" office:value="0.14" calcext:value-type="float" table:number-columns-spanned="1" table:number-rows-spanned="2">
            <text:p>0.14</text:p>
          </table:table-cell>
          <table:table-cell table:style-name="ce97" table:formula="of:=TRUE()" office:value-type="float" office:value="1" calcext:value-type="float" table:number-columns-spanned="1" table:number-rows-spanned="2">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52"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2"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52" office:value-type="float" office:value="0" calcext:value-type="float">
            <text:p>0</text:p>
          </table:table-cell>
          <table:table-cell table:style-name="ce62" table:number-columns-repeated="2"/>
          <table:table-cell table:style-name="ce24" office:value-type="string" calcext:value-type="string">
            <text:p>use the script with API key</text:p>
          </table:table-cell>
          <table:table-cell table:number-columns-repeated="996"/>
        </table:table-row>
        <table:table-row table:style-name="ro3">
          <table:table-cell table:style-name="ce3"/>
          <table:covered-table-cell table:style-name="ce7"/>
          <table:covered-table-cell table:style-name="ce12"/>
          <table:table-cell table:style-name="ce24"/>
          <table:table-cell table:style-name="ce24" office:value-type="string" calcext:value-type="string">
            <text:p>Nightime lights</text:p>
          </table:table-cell>
          <table:table-cell table:style-name="ce24" table:number-columns-repeated="2"/>
          <table:covered-table-cell table:number-columns-repeated="3" table:style-name="ce12"/>
          <table:table-cell table:number-columns-repeated="3"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54"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54" office:value-type="float" office:value="0" calcext:value-type="float">
            <text:p>0</text:p>
          </table:table-cell>
          <table:table-cell table:style-name="ce64" table:number-columns-repeated="2"/>
          <table:table-cell table:style-name="ce24" office:value-type="string" calcext:value-type="string">
            <text:p>Nighttime lights observation data from a Low light imaging sensor part of the Visible and Infrared Imaging Suite (VIIRS) Day Night Band (DNB). <text:s/>Unit - (average, average-masked, max, median, median-masked, min) nW/cm2/sr, CRS - EPSG:4326 (Geographic Latitude/Longitude), Resolution - 15 arc second (~500m at the Equator)</text:p>
          </table:table-cell>
          <table:table-cell table:number-columns-repeated="996"/>
        </table:table-row>
        <table:table-row table:style-name="ro3">
          <table:table-cell table:style-name="ce3" office:value-type="float" office:value="11" calcext:value-type="float">
            <text:p>11</text:p>
          </table:table-cell>
          <table:covered-table-cell table:style-name="ce7"/>
          <table:table-cell table:style-name="ce76" office:value-type="string" calcext:value-type="string">
            <office:annotation draw:style-name="gr2" draw:text-style-name="P2" svg:width="30.013cm" svg:height="13.916cm" svg:x="10.729cm" svg:y="45.378cm" draw:caption-point-x="-0.406cm" draw:caption-point-y="-2.266cm">
              <dc:date>2024-09-13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4" office:value-type="string" calcext:value-type="string">
            <text:p>ACLED data (Violence Estimated Events)</text:p>
          </table:table-cell>
          <table:table-cell table:style-name="ce24" office:value-type="string" calcext:value-type="string">
            <text:p>ACLED</text:p>
          </table:table-cell>
          <table:table-cell table:style-name="ce24" office:value-type="string" calcext:value-type="string">
            <office:annotation draw:style-name="gr3" draw:text-style-name="P2" svg:width="39.006cm" svg:height="21.96cm" svg:x="27.723cm" svg:y="45.378cm" draw:caption-point-x="-0.407cm" draw:caption-point-y="-2.266cm">
              <dc:date>2024-09-13T00:00:00</dc:date>
              <text:p text:style-name="P1"><text:span text:style-name="T1">Comment:</text:span></text:p>
              <text:p text:style-name="P1"><text:span text:style-name="T1"><text:s text:c="4"/></text:span><text:span text:style-name="T1">Hi Carolina, we should provide guidance into what types of events from ACLED would inform this indicator</text:span></text:p>
              <text:p text:style-name="P1"><text:span text:style-name="T1">Reply:</text:span></text:p>
              <text:p text:style-name="P1"><text:span text:style-name="T1"><text:s text:c="4"/></text:span><text:span text:style-name="T1">@Clara Ivanescu the types of events are described in the scores</text:span></text:p>
              <text:p text:style-name="P1"><text:span text:style-name="T1">Reply:</text:span></text:p>
              <text:p text:style-name="P1"><text:span text:style-name="T1"><text:s text:c="4"/></text:span><text:span text:style-name="T1">oopsie! I missed that, thanks</text:span></text:p>
              <text:p text:style-name="P1"><text:span text:style-name="T1">Reply:</text:span></text:p>
              <text:p text:style-name="P1"><text:span text:style-name="T1"><text:s text:c="4"/></text:span><text:span text:style-name="T1">Explosion is included twice, its different event typeS?</text:span></text:p>
              <text:p text:style-name="P1"><text:span text:style-name="T1">Reply:</text:span></text:p>
              <text:p text:style-name="P1"><text:span text:style-name="T1"><text:s text:c="4"/></text:span><text:span text:style-name="T1">Yes, for some reason they categorized battles and explosions as one type of event and explosions and remote violence as another. I suppose this distinction is related to differences in frequency and scope.</text:span></text:p>
            </office:annotation>
            <text:p>This indicator should be structured by assigning scores to rasters based on their overlap with buffers indicating different types of events. Using point locations of FCV events, generate circular buffers with a radius of 5 km to estimate the spatial impact of these events. If the impact radius of an event is known, it should be used instead. Any raster intersecting with the buffer should be scored as follows:</text:p>
            <text:p>•Rasters overlapping with buffers indicating battles and explosions: score 0</text:p>
            <text:p>•Rasters overlapping with buffers indicating explosions and remote violence: score 1</text:p>
            <text:p>•Rasters overlapping with buffers indicating violence against civilians: score 2</text:p>
            <text:p>•Rasters overlapping with buffers indicating protests and riots: score 4</text:p>
            <text:p>•Areas that do not overlap with any event: score 5</text:p>
            <text:p/>
          </table:table-cell>
          <table:table-cell table:style-name="ce24"/>
          <table:table-cell table:style-name="ce93"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5"> ACLED data as a csv file (.csv). If the impact radius of an event is known, it should be used instead.</text:span></text:p>
            <text:p/>
            <text:p><text:span text:style-name="T2">Output</text:span><text:span text:style-name="T5">: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5">The processing may take a very long time to complete, during which QGIS might become unresponsive.  </text:span></text:p>
          </table:table-cell>
          <table:table-cell table:style-name="ce97" office:value-type="float" office:value="0.14" calcext:value-type="float">
            <text:p>0.14</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55" office:value-type="string" calcext:value-type="string">
            <text:p>check (input radius)</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97" office:value-type="float" office:value="0" calcext:value-type="float">
            <text:p>0</text:p>
          </table:table-cell>
          <table:table-cell table:style-name="ce24" table:number-columns-repeated="2"/>
          <table:table-cell table:style-name="ce24" office:value-type="string" calcext:value-type="string">
            <text:p>WB team will provide the ACLED data for St Lucia</text:p>
          </table:table-cell>
          <table:table-cell table:number-columns-repeated="996"/>
        </table:table-row>
        <table:table-row table:style-name="ro3">
          <table:table-cell table:style-name="ce3" office:value-type="float" office:value="12" calcext:value-type="float">
            <text:p>12</text:p>
          </table:table-cell>
          <table:covered-table-cell table:style-name="ce7"/>
          <table:table-cell table:style-name="ce76" office:value-type="string" calcext:value-type="string">
            <text:p>Education</text:p>
          </table:table-cell>
          <table:table-cell table:style-name="ce24" office:value-type="string" calcext:value-type="string">
            <text:p>percentage of the labor force comprising women with university degrees </text:p>
          </table:table-cell>
          <table:table-cell table:style-name="ce24" office:value-type="string" calcext:value-type="string">
            <text:p> Central Statistics Office/</text:p>
            <text:p>Humdata</text:p>
          </table:table-cell>
          <table:table-cell table:style-name="ce24" office:value-type="string" calcext:value-type="string">
            <text:p>Reclassify the input data to a standardized scale from 0 to 5 using a linear scaling process. In this scale, a score of 5 represents areas where all women have a university degree, while a score of 0 represents areas where no women have a university degree. Users should have the option to upload disaggregated data at various administrative levels or at the country level.</text:p>
          </table:table-cell>
          <table:table-cell table:style-name="ce24"/>
          <table:table-cell table:style-name="ce93"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5">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5">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97" office:value-type="float" office:value="0.14" calcext:value-type="float">
            <text:p>0.14</text:p>
          </table:table-cell>
          <table:table-cell table:style-name="ce97"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97"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97" office:value-type="float" office:value="0" calcext:value-type="float">
            <text:p>0</text:p>
          </table:table-cell>
          <table:table-cell table:style-name="ce24" table:number-columns-repeated="3"/>
          <table:table-cell table:number-columns-repeated="996"/>
        </table:table-row>
        <table:table-row table:style-name="ro3">
          <table:table-cell table:style-name="ce3" office:value-type="float" office:value="13" calcext:value-type="float">
            <text:p>13</text:p>
          </table:table-cell>
          <table:covered-table-cell table:style-name="ce7"/>
          <table:table-cell table:style-name="ce76" office:value-type="string" calcext:value-type="string">
            <text:p>Digital Inclusion</text:p>
          </table:table-cell>
          <table:table-cell table:style-name="ce24" office:value-type="string" calcext:value-type="string">
            <text:p>Individuals using the Internet (% of population)</text:p>
          </table:table-cell>
          <table:table-cell table:style-name="ce24" office:value-type="string" calcext:value-type="string">
            <text:p>World Bank</text:p>
          </table:table-cell>
          <table:table-cell table:style-name="ce24" office:value-type="string" calcext:value-type="string">
            <text:p>Reclassify input data to a standardized scale of 0 to 5 using a linear scaling process, such that 5 represents areas where 100% of houses have Internet access, and 0 represents areas where no houses have Internet access. Users should have the option to upload disaggregated data at various administrative levels or at the country level.</text:p>
          </table:table-cell>
          <table:table-cell table:style-name="ce24"/>
          <table:table-cell table:style-name="ce93"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5">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5">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97" office:value-type="float" office:value="0.14" calcext:value-type="float">
            <text:p>0.14</text:p>
          </table:table-cell>
          <table:table-cell table:style-name="ce97"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97"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97" office:value-type="float" office:value="0" calcext:value-type="float">
            <text:p>0</text:p>
          </table:table-cell>
          <table:table-cell table:style-name="ce24" table:number-columns-repeated="3"/>
          <table:table-cell table:number-columns-repeated="996"/>
        </table:table-row>
        <table:table-row table:style-name="ro3">
          <table:table-cell table:style-name="ce3" office:value-type="float" office:value="14" calcext:value-type="float">
            <text:p>14</text:p>
          </table:table-cell>
          <table:covered-table-cell table:style-name="ce7"/>
          <table:table-cell table:style-name="ce76" office:value-type="string" calcext:value-type="string">
            <text:p>Environmental Hazards</text:p>
          </table:table-cell>
          <table:table-cell table:style-name="ce24" office:value-type="string" calcext:value-type="string">
            <text:p>Global Natural Hazards Data</text:p>
          </table:table-cell>
          <table:table-cell table:style-name="ce24" office:value-type="string" calcext:value-type="string">
            <text:p>National Centers for Environmental Information</text:p>
          </table:table-cell>
          <table:table-cell table:style-name="ce24" office:value-type="string" calcext:value-type="string">
            <text:p>Reclassify input data to a standardized scale of 0 to 5 using a linear scaling process, such that 5 represents areas where there are no environmental hazards and 0 represents the areas with the highest level of hazard.</text:p>
          </table:table-cell>
          <table:table-cell table:style-name="ce24"/>
          <table:table-cell table:style-name="ce93" office:value-type="string" calcext:value-type="string">
            <text:p><text:span text:style-name="T2">Environmental Hazards</text:span></text:p>
            <text:p/>
            <text:p><text:span text:style-name="T3">This tab characterizes areas based on their vulnerability to environmental hazards.</text:span></text:p>
            <text:p/>
            <text:p><text:span text:style-name="T2">Input: </text:span><text:span text:style-name="T5">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5">A raster file containing values ranging from 0 to 5 is saved to the output directory. A value of 5 indicates areas where natural disaster risk is lowest. A value of 0 indicates areas where environmental hazard risk is highest. </text:span></text:p>
          </table:table-cell>
          <table:table-cell table:style-name="ce97" office:value-type="float" office:value="0.14" calcext:value-type="float">
            <text:p>0.14</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style-name="ce97"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97" office:value-type="float" office:value="0" calcext:value-type="float">
            <text:p>0</text:p>
          </table:table-cell>
          <table:table-cell table:style-name="ce24" table:number-columns-repeated="2"/>
          <table:table-cell table:style-name="ce24" office:value-type="string" calcext:value-type="string">
            <text:p>downloadable from arcGIS online</text:p>
          </table:table-cell>
          <table:table-cell table:number-columns-repeated="996"/>
        </table:table-row>
        <table:table-row table:style-name="ro3">
          <table:table-cell table:style-name="ce3"/>
          <table:covered-table-cell table:style-name="ce7"/>
          <table:table-cell table:style-name="ce76" office:value-type="string" calcext:value-type="string" table:number-columns-spanned="1" table:number-rows-spanned="2">
            <text:p>Water sanitation</text:p>
          </table:table-cell>
          <table:table-cell table:style-name="ce24" office:value-type="string" calcext:value-type="string">
            <text:p>Water points (OSM), catch basins, water valves and fire hydrants (Mapillary) </text:p>
          </table:table-cell>
          <table:table-cell table:style-name="ce24" office:value-type="string" calcext:value-type="string">
            <text:p>OSM</text:p>
          </table:table-cell>
          <table:table-cell table:style-name="ce24" office:value-type="string" calcext:value-type="string">
            <office:annotation draw:style-name="gr1" draw:text-style-name="P2" svg:width="39.006cm" svg:height="9.895cm" svg:x="27.723cm" svg:y="53.421cm" draw:caption-point-x="-0.407cm" draw:caption-point-y="-2.265cm">
              <dc:date>2024-09-13T00:00:00</dc:date>
              <text:p text:style-name="P1"><text:span text:style-name="T1">Comment:</text:span></text:p>
              <text:p text:style-name="P1"><text:span text:style-name="T1"><text:s text:c="4"/></text:span><text:span text:style-name="T1">just to be mindful, the raster cell size we have is 100x100m, which is quite a large area -&gt; should we perhaps be more strict with the scoring? as in, expect more POIs in a raster cell to increase the scoring&gt; or do we make the assumption that more points exist but are not mapped, if 2 water points are present?</text:span></text:p>
              <text:p text:style-name="P1"><text:span text:style-name="T1">Reply:</text:span></text:p>
              <text:p text:style-name="P1"><text:span text:style-name="T1"><text:s text:c="4"/></text:span><text:span text:style-name="T1">I'm not sure. I believe it's reasonable to assume that if a water point is present within a raster, the entire area will have access to water, considering that 100 meters is not a significant distance.</text:span></text:p>
            </office:annotation>
            <text:p>This indicator is composed by assessing the presence of any of these four factors in a raster cell. First, the territory needs to be divided into 100m x 100m rasters. The scoring for each cell is as follows:</text:p>
            <text:p/>
            <text:p>Raster cell with no water points: score 0</text:p>
            <text:p>Raster cell with 1 water point: score 3</text:p>
            <text:p>Raster cell with 2 or more water points: score 5</text:p>
          </table:table-cell>
          <table:table-cell table:style-name="ce24" office:value-type="string" calcext:value-type="string">
            <text:p>[out:xml] [timeout:25];</text:p>
            <text:p> {{geocodeArea:Saint Lucia}} -&gt; .area_0;</text:p>
            <text:p>(</text:p>
            <text:p>    node["emergency"="fire_hydrant"](area.area_0);</text:p>
            <text:p>    node["emergency"="water_tank"](area.area_0);</text:p>
            <text:p>    node["amenity"="drinking_water"](area.area_0);</text:p>
            <text:p>    node["amenity"="water_point"](area.area_0);</text:p>
            <text:p>    way["emergency"="fire_hydrant"](area.area_0);</text:p>
            <text:p>    way["emergency"="water_tank"](area.area_0);</text:p>
            <text:p>    way["amenity"="drinking_water"](area.area_0);</text:p>
            <text:p>    way["amenity"="water_point"](area.area_0);</text:p>
            <text:p>    relation["emergency"="fire_hydrant"](area.area_0);</text:p>
            <text:p>    relation["emergency"="water_tank"](area.area_0);</text:p>
            <text:p>    relation["amenity"="drinking_water"](area.area_0);</text:p>
            <text:p>    relation["amenity"="water_point"](area.area_0);</text:p>
            <text:p>);</text:p>
            <text:p>(._;&gt;;);</text:p>
            <text:p>out body;</text:p>
          </table:table-cell>
          <table:table-cell table:style-name="ce93" office:value-type="string" calcext:value-type="string" table:number-columns-spanned="1" table:number-rows-spanned="2">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5">Point layer (.shp) of water and sanitation facility locations</text:span></text:p>
            <text:p/>
            <text:p><text:span text:style-name="T2">Process:</text:span><text:span text:style-name="T5">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5">A raster file with values ranging from 0 to 5, where higher values indicate areas with better access to water and sanitation services.</text:span></text:p>
          </table:table-cell>
          <table:table-cell table:style-name="ce97" office:value-type="float" office:value="0.14" calcext:value-type="float" table:number-columns-spanned="1" table:number-rows-spanned="2">
            <text:p>0.14</text:p>
          </table:table-cell>
          <table:table-cell table:style-name="ce97" table:formula="of:=TRUE()" office:value-type="float" office:value="1" calcext:value-type="float" table:number-columns-spanned="1" table:number-rows-spanned="2">
            <text:p>1</text:p>
          </table:table-cell>
          <table:table-cell table:number-columns-repeated="3" table:style-name="ce47" office:value-type="float" office:value="0" calcext:value-type="float">
            <text:p>0</text:p>
          </table:table-cell>
          <table:table-cell table:style-name="ce97" office:value-type="float" office:value="0" calcext:value-type="float" table:number-columns-spanned="1" table:number-rows-spanned="2">
            <text:p>0</text:p>
          </table:table-cell>
          <table:table-cell table:style-name="ce47" office:value-type="float" office:value="0" calcext:value-type="float">
            <text:p>0</text:p>
          </table:table-cell>
          <table:table-cell table:style-name="ce97" office:value-type="float" office:value="0" calcext:value-type="float" table:number-columns-spanned="1" table:number-rows-spanned="2">
            <text:p>0</text:p>
          </table:table-cell>
          <table:table-cell table:style-name="ce47" office:value-type="float" office:value="0" calcext:value-type="float">
            <text:p>0</text:p>
          </table:table-cell>
          <table:table-cell table:style-name="ce97" office:value-type="float" office:value="1000" calcext:value-type="float">
            <text:p>100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97" office:value-type="float" office:value="0" calcext:value-type="float" table:number-columns-spanned="1" table:number-rows-spanned="2">
            <text:p>0</text:p>
          </table:table-cell>
          <table:table-cell table:style-name="ce24" table:number-columns-repeated="2"/>
          <table:table-cell table:style-name="ce24" office:value-type="string" calcext:value-type="string">
            <text:p>Use QuickOSM plugin in QGIS</text:p>
            <text:p/>
            <text:p/>
          </table:table-cell>
          <table:table-cell table:number-columns-repeated="996"/>
        </table:table-row>
        <table:table-row table:style-name="ro3">
          <table:table-cell table:style-name="ce3" office:value-type="float" office:value="15" calcext:value-type="float">
            <text:p>15</text:p>
          </table:table-cell>
          <table:covered-table-cell table:style-name="ce7"/>
          <table:covered-table-cell table:style-name="ce12"/>
          <table:table-cell table:style-name="ce24"/>
          <table:table-cell table:style-name="ce24" office:value-type="string" calcext:value-type="string">
            <text:p>Mapillary</text:p>
          </table:table-cell>
          <table:table-cell table:style-name="ce24"/>
          <table:table-cell table:style-name="ce24" office:value-type="string" calcext:value-type="string">
            <text:p>endpoints: object--catch-basin object--water-valve and object--fire-hydrant</text:p>
          </table:table-cell>
          <table:covered-table-cell table:number-columns-repeated="3" table:style-name="ce12"/>
          <table:table-cell table:number-columns-repeated="3" table:style-name="ce47" office:value-type="float" office:value="0" calcext:value-type="float">
            <text:p>0</text:p>
          </table:table-cell>
          <table:covered-table-cell table:style-name="ce12"/>
          <table:table-cell table:style-name="ce47" office:value-type="float" office:value="0" calcext:value-type="float">
            <text:p>0</text:p>
          </table:table-cell>
          <table:covered-table-cell table:style-name="ce12"/>
          <table:table-cell table:style-name="ce47" office:value-type="float" office:value="0" calcext:value-type="float">
            <text:p>0</text:p>
          </table:table-cell>
          <table:table-cell table:style-name="ce97" office:value-type="float" office:value="1000" calcext:value-type="float">
            <text:p>1000</text:p>
          </table:table-cell>
          <table:table-cell table:style-name="ce52" table:formula="of:=TRUE()" office:value-type="float" office:value="1" calcext:value-type="float">
            <text:p>1</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covered-table-cell table:style-name="ce12"/>
          <table:table-cell table:style-name="ce24" table:number-columns-repeated="2"/>
          <table:table-cell table:style-name="ce24" office:value-type="string" calcext:value-type="string">
            <text:p>use the script with API key</text:p>
          </table:table-cell>
          <table:table-cell table:number-columns-repeated="996"/>
        </table:table-row>
        <table:table-row table:style-name="ro3">
          <table:table-cell table:style-name="ce1"/>
          <table:table-cell table:style-name="ce10" office:value-type="string" calcext:value-type="string">
            <text:p>About </text:p>
          </table:table-cell>
          <table:table-cell table:style-name="ce10"/>
          <table:table-cell table:style-name="ce25" table:number-columns-repeated="2"/>
          <table:table-cell table:style-name="ce28"/>
          <table:table-cell table:style-name="ce31"/>
          <table:table-cell table:style-name="ce28"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5">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2" table:style-name="ce41" office:value-type="float" office:value="0" calcext:value-type="float">
            <text:p>0</text:p>
          </table:table-cell>
          <table:table-cell table:number-columns-repeated="3" table:style-name="ce47"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7" office:value-type="string" calcext:value-type="string">
            <text:p>0,0,0</text:p>
          </table:table-cell>
          <table:table-cell table:style-name="ce41" office:value-type="float" office:value="0" calcext:value-type="float">
            <text:p>0</text:p>
          </table:table-cell>
          <table:table-cell table:number-columns-repeated="2"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1" office:value-type="float" office:value="0" calcext:value-type="float">
            <text:p>0</text:p>
          </table:table-cell>
          <table:table-cell table:style-name="ce31" table:number-columns-repeated="3"/>
          <table:table-cell table:number-columns-repeated="996"/>
        </table:table-row>
        <table:table-row table:style-name="ro3">
          <table:table-cell table:style-name="ce1"/>
          <table:table-cell table:style-name="ce10" office:value-type="string" calcext:value-type="string">
            <text:p>Setup</text:p>
          </table:table-cell>
          <table:table-cell table:style-name="ce10"/>
          <table:table-cell table:style-name="ce25" table:number-columns-repeated="2"/>
          <table:table-cell table:style-name="ce28"/>
          <table:table-cell table:style-name="ce31"/>
          <table:table-cell table:style-name="ce28" office:value-type="string" calcext:value-type="string">
            <text:p><text:span text:style-name="T2">GEEST - Setup</text:span></text:p>
            <text:p/>
            <text:p><text:span text:style-name="T3">In this tab, the user must: </text:span></text:p>
            <text:p/>
            <text:p><text:span text:style-name="T2">Step 1:</text:span><text:span text:style-name="T5"> Set  the output directory. The output directory must be created by the user prior to setup and it is where all outputs from the tool will be stored; </text:span></text:p>
            <text:p/>
            <text:p><text:span text:style-name="T2">Step 2:</text:span><text:span text:style-name="T5"> Locate the boundary layer of the administrative level of analysis. The boundary layer must be in vector format (.shp); </text:span></text:p>
            <text:p/>
            <text:p><text:span text:style-name="T2">Step 3:</text:span><text:span text:style-name="T5">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5">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2" table:style-name="ce41" office:value-type="float" office:value="0" calcext:value-type="float">
            <text:p>0</text:p>
          </table:table-cell>
          <table:table-cell table:number-columns-repeated="3" table:style-name="ce47"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7" office:value-type="string" calcext:value-type="string">
            <text:p>0,0,0</text:p>
          </table:table-cell>
          <table:table-cell table:style-name="ce41" office:value-type="float" office:value="0" calcext:value-type="float">
            <text:p>0</text:p>
          </table:table-cell>
          <table:table-cell table:style-name="ce60" office:value-type="float" office:value="100" calcext:value-type="float">
            <office:annotation draw:style-name="gr4" draw:text-style-name="P2" svg:width="10.724cm" svg:height="5.874cm" svg:x="92.322cm" svg:y="59.453cm" draw:caption-point-x="-0.407cm" draw:caption-point-y="-2.265cm">
              <dc:date>2024-09-13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8" table:formula="of:=TRUE()" office:value-type="float" office:value="1" calcext:value-type="float">
            <text:p>1</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1" office:value-type="float" office:value="0" calcext:value-type="float">
            <text:p>0</text:p>
          </table:table-cell>
          <table:table-cell table:style-name="ce31" table:number-columns-repeated="3"/>
          <table:table-cell table:number-columns-repeated="996"/>
        </table:table-row>
        <table:table-row table:style-name="ro3">
          <table:table-cell table:style-name="ce1"/>
          <table:table-cell table:style-name="ce11" office:value-type="string" calcext:value-type="string" table:number-columns-spanned="1" table:number-rows-spanned="3">
            <text:p>AGGREGATE</text:p>
          </table:table-cell>
          <table:table-cell table:style-name="ce20" office:value-type="string" calcext:value-type="string">
            <text:p>Contextual</text:p>
          </table:table-cell>
          <table:table-cell table:style-name="ce26" office:value-type="string" calcext:value-type="string">
            <text:p>Contectual Score</text:p>
          </table:table-cell>
          <table:table-cell table:style-name="ce26" table:number-columns-repeated="3"/>
          <table:table-cell table:style-name="ce37"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5">: A raster file containing values ranging from 0 to 5 is saved to the output directory and loaded into the workspace. Scores should be interpreted as outlined in the “About” tab.   </text:span></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47" table:number-columns-repeated="2"/>
          <table:table-cell table:style-name="ce26"/>
          <table:table-cell table:number-columns-repeated="996"/>
        </table:table-row>
        <table:table-row table:style-name="ro3">
          <table:table-cell table:style-name="ce1"/>
          <table:covered-table-cell table:style-name="ce7"/>
          <table:table-cell table:style-name="ce20" office:value-type="string" calcext:value-type="string">
            <text:p>Accessibility</text:p>
          </table:table-cell>
          <table:table-cell table:style-name="ce26" office:value-type="string" calcext:value-type="string">
            <text:p>Accessibility Score</text:p>
          </table:table-cell>
          <table:table-cell table:style-name="ce26" table:number-columns-repeated="3"/>
          <table:table-cell table:style-name="ce37"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5">A raster file containing values ranging from 0 to 5 is saved to the output directory and loaded into the workspace. Scores should be interpreted as outlined in the “About” tab.   </text:span></text:p>
            <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47" table:number-columns-repeated="2"/>
          <table:table-cell table:style-name="ce26"/>
          <table:table-cell table:number-columns-repeated="996"/>
        </table:table-row>
        <table:table-row table:style-name="ro3">
          <table:table-cell table:style-name="ce1"/>
          <table:covered-table-cell table:style-name="ce12"/>
          <table:table-cell table:style-name="ce20" office:value-type="string" calcext:value-type="string">
            <text:p>Place Characherisation</text:p>
          </table:table-cell>
          <table:table-cell table:style-name="ce26" office:value-type="string" calcext:value-type="string">
            <text:p>Place Score</text:p>
          </table:table-cell>
          <table:table-cell table:style-name="ce26" table:number-columns-repeated="3"/>
          <table:table-cell table:style-name="ce37"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5">A raster file containing values ranging from 0 to 5 is saved to the output directory and loaded into the workspace. Scores should be interpreted as outlined in the “About” tab. </text:span></text:p>
          </table:table-cell>
          <table:table-cell table:style-name="ce97" office:value-type="float" office:value="0.33" calcext:value-type="float">
            <text:p>0.33</text:p>
          </table:table-cell>
          <table:table-cell table:style-name="ce97" table:formula="of:=TRUE()" office:value-type="float" office:value="1" calcext:value-type="float">
            <text:p>1</text:p>
          </table:table-cell>
          <table:table-cell table:number-columns-repeated="3"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97" office:value-type="float" office:value="0" calcext:value-type="float">
            <text:p>0</text:p>
          </table:table-cell>
          <table:table-cell table:style-name="ce47" office:value-type="float" office:value="0" calcext:value-type="float">
            <text:p>0</text:p>
          </table:table-cell>
          <table:table-cell table:style-name="ce47" office:value-type="string" calcext:value-type="string">
            <text:p>0,0,0</text:p>
          </table:table-cell>
          <table:table-cell table:number-columns-repeated="3" table:style-name="ce47"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7" office:value-type="float" office:value="0" calcext:value-type="float">
            <text:p>0</text:p>
          </table:table-cell>
          <table:table-cell table:style-name="ce47" table:number-columns-repeated="2"/>
          <table:table-cell table:style-name="ce26"/>
          <table:table-cell table:number-columns-repeated="996"/>
        </table:table-row>
        <table:table-row table:style-name="ro3">
          <table:table-cell table:style-name="ce1"/>
          <table:table-cell table:style-name="ce70" office:value-type="string" calcext:value-type="string" table:number-columns-spanned="1" table:number-rows-spanned="3">
            <text:p>Insignts</text:p>
          </table:table-cell>
          <table:table-cell table:style-name="ce70" office:value-type="string" calcext:value-type="string">
            <text:p>Enablement</text:p>
          </table:table-cell>
          <table:table-cell table:style-name="ce27" table:number-columns-repeated="2"/>
          <table:table-cell table:style-name="ce29"/>
          <table:table-cell table:style-name="ce32"/>
          <table:table-cell table:style-name="ce29"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5">Classify into discrete classes</text:span></text:p>
            <text:p/>
            <text:p><text:span text:style-name="T2">Enablement Score Input layer</text:span><text:span text:style-name="T5"> (required): The dimension or final weighted aggregated score layer of interest (.tif). Scores are grouped into five discrete classes as defined in the 'About' Tab.</text:span></text:p>
            <text:p/>
            <text:p><text:span text:style-name="T2">Output</text:span><text:span text:style-name="T5"> </text:span><text:span text:style-name="T4">(Level of Enablment)</text:span><text:span text:style-name="T5">: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5">: </text:span><text:span text:style-name="T4">Aggregation</text:span></text:p>
            <text:p/>
            <text:p><text:span text:style-name="T2">Combine Classification Input Layer:</text:span><text:span text:style-name="T5"> The combine classification output raster layer produced in step 2.</text:span></text:p>
            <text:p/>
            <text:p><text:span text:style-name="T2">Aggregation Input Layer:</text:span><text:span text:style-name="T5"> A polygon layer representing boundaries of interest for aggregation (e.g. municipal boundary layer) </text:span></text:p>
            <text:p/>
            <text:p><text:span text:style-name="T2">Output (Aggregation):</text:span><text:span text:style-name="T5"> A polygon layer showing the 15 score-population classes produced in step 2 aggregated to the scale of the aggregation input layer using the majority class. </text:span></text:p>
          </table:table-cell>
          <table:table-cell table:number-columns-repeated="2" table:style-name="ce41" office:value-type="float" office:value="0" calcext:value-type="float">
            <text:p>0</text:p>
          </table:table-cell>
          <table:table-cell table:number-columns-repeated="3"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7" office:value-type="string" calcext:value-type="string">
            <text:p>0,0,0</text:p>
          </table:table-cell>
          <table:table-cell table:number-columns-repeated="3" table:style-name="ce48"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8" office:value-type="float" office:value="0" calcext:value-type="float">
            <text:p>0</text:p>
          </table:table-cell>
          <table:table-cell table:style-name="ce48" table:number-columns-repeated="2"/>
          <table:table-cell table:style-name="ce32"/>
          <table:table-cell table:number-columns-repeated="996"/>
        </table:table-row>
        <table:table-row table:style-name="ro3">
          <table:table-cell table:style-name="ce1"/>
          <table:covered-table-cell table:style-name="ce7"/>
          <table:table-cell table:style-name="ce70" office:value-type="string" calcext:value-type="string">
            <text:p>Re Zone Raster Locations</text:p>
          </table:table-cell>
          <table:table-cell table:style-name="ce27" table:number-columns-repeated="2"/>
          <table:table-cell table:style-name="ce29"/>
          <table:table-cell table:style-name="ce32"/>
          <table:table-cell table:style-name="ce29"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5">The combine classification output raster layer produced in step 2 of the "Enablement" tab.</text:span></text:p>
            <text:p/>
            <text:p><text:span text:style-name="T2">Aggregated Combine Classification Input Layer:</text:span><text:span text:style-name="T5"> The aggregated combine classification output polygon layer produced in step 3 of the "Enablement" tab.</text:span></text:p>
            <text:p/>
            <text:p><text:span text:style-name="T2">Potential RE Zones Input Layer: </text:span><text:span text:style-name="T5">A raster layer highlighting the potetial RE zones. Pixels of zones in the region that have no RE potential needs to be represented with "no data" or "inf" values in the raster file.</text:span></text:p>
            <text:p/>
            <text:p><text:span text:style-name="T2">Output (RE zones): </text:span><text:span text:style-name="T5">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2" table:style-name="ce41" office:value-type="float" office:value="0" calcext:value-type="float">
            <text:p>0</text:p>
          </table:table-cell>
          <table:table-cell table:number-columns-repeated="3"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7" office:value-type="string" calcext:value-type="string">
            <text:p>0,0,0</text:p>
          </table:table-cell>
          <table:table-cell table:number-columns-repeated="3" table:style-name="ce48"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8" office:value-type="float" office:value="0" calcext:value-type="float">
            <text:p>0</text:p>
          </table:table-cell>
          <table:table-cell table:style-name="ce32" table:number-columns-repeated="3"/>
          <table:table-cell table:number-columns-repeated="996"/>
        </table:table-row>
        <table:table-row table:style-name="ro3">
          <table:table-cell table:style-name="ce1"/>
          <table:covered-table-cell table:style-name="ce12"/>
          <table:table-cell table:style-name="ce70" office:value-type="string" calcext:value-type="string">
            <text:p>Re Point Locations</text:p>
          </table:table-cell>
          <table:table-cell table:style-name="ce27" table:number-columns-repeated="2"/>
          <table:table-cell table:style-name="ce29"/>
          <table:table-cell table:style-name="ce32"/>
          <table:table-cell table:style-name="ce29"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5"> The combine classification output raster layer produced in step 2 of the  "Enablement" tab.</text:span></text:p>
            <text:p/>
            <text:p><text:span text:style-name="T2">Aggregated Combine Classification Input Layer:</text:span><text:span text:style-name="T5"> The aggregated combine classification output polygon layer produced in step 3 of the  "Enablement" tab.</text:span></text:p>
            <text:p/>
            <text:p><text:span text:style-name="T2">RE Point Location Input Layer</text:span><text:span text:style-name="T5">: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5">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2" table:style-name="ce41" office:value-type="float" office:value="0" calcext:value-type="float">
            <text:p>0</text:p>
          </table:table-cell>
          <table:table-cell table:number-columns-repeated="3"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1" office:value-type="float" office:value="0" calcext:value-type="float">
            <text:p>0</text:p>
          </table:table-cell>
          <table:table-cell table:style-name="ce48" office:value-type="float" office:value="0" calcext:value-type="float">
            <text:p>0</text:p>
          </table:table-cell>
          <table:table-cell table:style-name="ce47" office:value-type="string" calcext:value-type="string">
            <text:p>0,0,0</text:p>
          </table:table-cell>
          <table:table-cell table:number-columns-repeated="3" table:style-name="ce48" office:value-type="float" office:value="0" calcext:value-type="float">
            <text:p>0</text:p>
          </table:table-cell>
          <table:table-cell table:number-columns-repeated="2" table:style-name="ce47" office:value-type="string" calcext:value-type="string">
            <text:p>None</text:p>
          </table:table-cell>
          <table:table-cell table:style-name="ce47" office:value-type="string" calcext:value-type="string">
            <text:p>0,0,0</text:p>
          </table:table-cell>
          <table:table-cell table:style-name="ce48" office:value-type="float" office:value="0" calcext:value-type="float">
            <text:p>0</text:p>
          </table:table-cell>
          <table:table-cell table:style-name="ce32" table:number-columns-repeated="3"/>
          <table:table-cell table:number-columns-repeated="996"/>
        </table:table-row>
        <table:table-row table:style-name="ro4">
          <table:table-cell table:number-columns-repeated="8"/>
          <table:table-cell table:style-name="ce42" table:number-columns-repeated="2"/>
          <table:table-cell table:style-name="ce49" table:number-columns-repeated="3"/>
          <table:table-cell table:style-name="ce42"/>
          <table:table-cell table:style-name="ce49"/>
          <table:table-cell table:style-name="ce42"/>
          <table:table-cell table:style-name="ce49"/>
          <table:table-cell table:style-name="ce42" table:number-columns-repeated="2"/>
          <table:table-cell table:style-name="ce49" table:number-columns-repeated="2"/>
          <table:table-cell table:style-name="ce42" table:number-columns-repeated="4"/>
          <table:table-cell table:number-columns-repeated="999"/>
        </table:table-row>
        <table:table-row table:style-name="ro5" table:number-rows-repeated="964">
          <table:table-cell table:style-name="ce1"/>
          <table:table-cell table:style-name="ce14" table:number-columns-repeated="2"/>
          <table:table-cell table:style-name="ce3" table:number-columns-repeated="2"/>
          <table:table-cell table:style-name="ce30"/>
          <table:table-cell table:style-name="ce1"/>
          <table:table-cell table:style-name="ce30"/>
          <table:table-cell table:style-name="ce43" table:number-columns-repeated="2"/>
          <table:table-cell table:style-name="ce50" table:number-columns-repeated="3"/>
          <table:table-cell table:style-name="ce43"/>
          <table:table-cell table:style-name="ce50"/>
          <table:table-cell table:style-name="ce43"/>
          <table:table-cell table:style-name="ce50"/>
          <table:table-cell table:style-name="ce43" table:number-columns-repeated="2"/>
          <table:table-cell table:style-name="ce50" table:number-columns-repeated="2"/>
          <table:table-cell table:style-name="ce43" table:number-columns-repeated="4"/>
          <table:table-cell table:style-name="ce1" table:number-columns-repeated="3"/>
          <table:table-cell table:number-columns-repeated="996"/>
        </table:table-row>
        <table:table-row table:style-name="ro6" table:number-rows-repeated="1047575">
          <table:table-cell table:number-columns-repeated="1024"/>
        </table:table-row>
        <table:table-row table:style-name="ro6">
          <table:table-cell table:number-columns-repeated="1024"/>
        </table:table-row>
      </table:table>
      <table:table table:name="Sheet2" table:style-name="ta2">
        <table:table-column table:style-name="co20" table:number-columns-repeated="6" table:default-cell-style-name="Default"/>
        <table:table-column table:style-name="co21" table:number-columns-repeated="20" table:default-cell-style-name="Default"/>
        <table:table-column table:style-name="co14" table:number-columns-repeated="998" table:default-cell-style-name="Default"/>
        <table:table-row table:style-name="ro7">
          <table:table-cell table:style-name="ce65"/>
          <table:table-cell table:style-name="ce65" office:value-type="string" calcext:value-type="string">
            <text:p>Factor</text:p>
          </table:table-cell>
          <table:table-cell table:style-name="ce65" office:value-type="string" calcext:value-type="string">
            <text:p>Data</text:p>
          </table:table-cell>
          <table:table-cell table:style-name="ce65" office:value-type="string" calcext:value-type="string">
            <text:p>Methods</text:p>
          </table:table-cell>
          <table:table-cell table:style-name="ce65" table:number-columns-repeated="22"/>
          <table:table-cell table:number-columns-repeated="998"/>
        </table:table-row>
        <table:table-row table:style-name="ro7" table:number-rows-repeated="999">
          <table:table-cell table:style-name="ce65"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 style:data-style-name="N2" text:time-value="18:09:06.2627219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3T22:34:20.531271444</dc:date>
    <meta:editing-duration>PT4H25M13S</meta:editing-duration>
    <meta:editing-cycles>5</meta:editing-cycles>
    <meta:document-statistic meta:table-count="2" meta:cell-count="721" meta:object-count="0"/>
  </office:meta>
</office:document-meta>
</file>